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rbel" fo:font-size="15pt" fo:font-weight="normal" officeooo:rsid="00245991" officeooo:paragraph-rsid="00172a2d" style:font-size-asian="13.1000003814697pt" style:font-weight-asian="normal" style:font-size-complex="15pt" style:font-weight-complex="normal"/>
    </style:style>
    <style:style style:name="P2" style:family="paragraph" style:parent-style-name="Standard">
      <style:text-properties style:font-name="Corbel" fo:font-size="15pt" fo:font-weight="normal" officeooo:rsid="001fc0d2" officeooo:paragraph-rsid="00172a2d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style:font-name="Corbel" fo:font-size="15pt" fo:font-weight="normal" officeooo:rsid="00217017" officeooo:paragraph-rsid="00172a2d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style:font-name="Corbel" fo:font-size="15pt" fo:font-weight="normal" officeooo:rsid="00242716" officeooo:paragraph-rsid="00172a2d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style:font-name="Corbel" fo:font-size="15pt" fo:font-weight="bold" officeooo:rsid="00262157" officeooo:paragraph-rsid="00172a2d" style:font-size-asian="13.1000003814697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GENDA</text:p>
      <text:p text:style-name="P5"/>
      <text:p text:style-name="P2">1. Nombre del propietario de la agenda.</text:p>
      <text:p text:style-name="P2"/>
      <text:p text:style-name="P2">/agenda/propietario/identificadores/nombre</text:p>
      <text:p text:style-name="P2"/>
      <text:p text:style-name="P2">2. Teléfono de casa del propietario.</text:p>
      <text:p text:style-name="P2"/>
      <text:p text:style-name="P2">/agenda/propietario/telefonos/casa</text:p>
      <text:p text:style-name="P2"/>
      <text:p text:style-name="P3">3.Nombres y apellidos de los contactos de la agenda.</text:p>
      <text:p text:style-name="P3"/>
      <text:p text:style-name="P3">/agenda/contactos/persona/identificadores/nombre</text:p>
      <text:p text:style-name="P3">/agenda/contactos/persona/identificadores/apellidos</text:p>
      <text:p text:style-name="P3"/>
      <text:p text:style-name="P3">4. Nombre e identificador de cada contacto.</text:p>
      <text:p text:style-name="P3"/>
      <text:p text:style-name="P3"><text:a xlink:type="simple" xlink:href="../../../../../../agenda/contactos/persona/@id" text:style-name="Internet_20_link" text:visited-style-name="Visited_20_Internet_20_Link">/agenda/contactos/persona/@id</text:a></text:p>
      <text:p text:style-name="P3">/agenda/contactos/persona/nombre</text:p>
      <text:p text:style-name="P3"/>
      <text:p text:style-name="P3"/>
      <text:p text:style-name="P4">5.Datos del contacto con identificador p02.</text:p>
      <text:p text:style-name="P4"/>
      <text:p text:style-name="P4">/agenda/contactos/persona[@id=”p02”]</text:p>
      <text:p text:style-name="P4"/>
      <text:p text:style-name="P1">6.Identificadores de los contactos que tienen movil.</text:p>
      <text:p text:style-name="P1"/>
      <text:p text:style-name="P1">/agenda/contactos/persona[telefonos/movil]/@i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1T19:47:21.233000000</meta:creation-date>
    <dc:date>2024-01-11T19:47:55.208000000</dc:date>
    <meta:editing-duration>PT34S</meta:editing-duration>
    <meta:editing-cycles>1</meta:editing-cycles>
    <meta:document-statistic meta:table-count="0" meta:image-count="0" meta:object-count="0" meta:page-count="1" meta:paragraph-count="15" meta:word-count="51" meta:character-count="589" meta:non-whitespace-character-count="553"/>
    <meta:generator>LibreOffice/7.4.6.2$Windows_X86_64 LibreOffice_project/5b1f5509c2decdade7fda905e3e1429a67acd63d</meta:generator>
  </office:meta>
</office:document-meta>
</file>